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álny">
      <style:text-properties officeooo:paragraph-rsid="000cef97"/>
    </style:style>
    <style:style style:name="P2" style:family="paragraph" style:parent-style-name="Text_20_body" style:list-style-name="L2">
      <style:text-properties officeooo:rsid="000edd43" officeooo:paragraph-rsid="000edd43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officeooo:paragraph-rsid="000d68ab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Text_20_body" style:list-style-name="L3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officeooo:paragraph-rsid="000edd43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rsid="000d68ab" officeooo:paragraph-rsid="000d68ab"/>
    </style:style>
    <style:style style:name="P8" style:family="paragraph" style:parent-style-name="Heading_20_2">
      <style:text-properties officeooo:paragraph-rsid="000d68ab"/>
    </style:style>
    <style:style style:name="P9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0cef97"/>
    </style:style>
    <style:style style:name="T2" style:family="text">
      <style:text-properties officeooo:rsid="000d68ab"/>
    </style:style>
    <style:style style:name="T3" style:family="text">
      <style:text-properties officeooo:rsid="000edd4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dporované zariadenia v <text:span text:style-name="T1">UNetLab</text:span></text:p>
      <text:p text:style-name="Normálny"/>
      <text:p text:style-name="Heading_20_2"><text:bookmark text:name="dynamips-cisco-ios-emulation"/>Dynamips (Cisco IOS <text:span text:style-name="T2">emulácia</text:span>)</text:p>
      <text:list xml:id="list450162936206501216" text:style-name="L1">
        <text:list-item>
          <text:p text:style-name="P3">c7200-adventerprisek9-mz.152-4.S6 (supported cards: PA-FE-TX, PA-4E, PA-8E) </text:p>
        </text:list-item>
        <text:list-item>
          <text:p text:style-name="P3">c3725-adventerprisek9-mz.124-15.T14 (supported cards: NM-1FE-TX, NM-16ESW) </text:p>
        </text:list-item>
        <text:list-item>
          <text:p text:style-name="P3">c1710-bk9no3r2sy-mz.124-23 </text:p>
        </text:list-item>
        <text:list-item>
          <text:p text:style-name="P7">Iné obrazy z vyššie uvedených modelov by mali tiež fungovať</text:p>
        </text:list-item>
      </text:list>
      <text:p text:style-name="P8"><text:bookmark text:name="iol-ios-on-linux-also-known-as-iou"/><text:bookmark text:name="toc1"/>IOL <text:span text:style-name="T2">(IOS on Linux) </text:span>/ IOU<text:span text:style-name="T2"> (IOS on UNIX)</text:span></text:p>
      <text:list xml:id="list4249202922034226559" text:style-name="L2">
        <text:list-item>
          <text:p text:style-name="P4">L2-ADVENTERPRISE-M-15.1-20131216.bin </text:p>
        </text:list-item>
        <text:list-item>
          <text:p text:style-name="P4">L2-ADVENTERPRISE-M-15.1-20140814.bin </text:p>
        </text:list-item>
        <text:list-item>
          <text:p text:style-name="P4">L2-IPBASEK9-M-15.1-20130726.bin </text:p>
        </text:list-item>
        <text:list-item>
          <text:p text:style-name="P4">L3-ADVENTERPRISEK9-M-15.4-1T.bin </text:p>
        </text:list-item>
        <text:list-item>
          <text:p text:style-name="P4">L3-ADVENTERPRISEK9-M-15.4-2T.bin </text:p>
        </text:list-item>
        <text:list-item>
          <text:p text:style-name="P4">L3-ADVIPSERVICES-M-15.1-2.9S.bin </text:p>
        </text:list-item>
        <text:list-item>
          <text:p text:style-name="P2">A ďalšie</text:p>
        </text:list-item>
      </text:list>
      <text:p text:style-name="Heading_20_2"><text:bookmark text:name="qemu"/><text:bookmark text:name="toc2"/>Qemu</text:p>
      <text:list xml:id="list4850950134237624309" text:style-name="L3">
        <text:list-item>
          <text:p text:style-name="P5">Cisco ASA 8.0.2 (Singe and Multi Context) </text:p>
        </text:list-item>
        <text:list-item>
          <text:p text:style-name="P5">Cisco ASA 8.4.2 (Support Multi Context) </text:p>
        </text:list-item>
        <text:list-item>
          <text:p text:style-name="P5">Cisco ASA 9.1.15 (Support Multi Context) </text:p>
        </text:list-item>
        <text:list-item>
          <text:p text:style-name="P5">Cisco ASAv (ver 9.3.2.200; 9.4.1; 9.5.1) </text:p>
        </text:list-item>
        <text:list-item>
          <text:p text:style-name="P5">Cisco ACS (ver 5.7) </text:p>
        </text:list-item>
        <text:list-item>
          <text:p text:style-name="P5">Cisco CDA (ver 1.0.0.011) </text:p>
        </text:list-item>
        <text:list-item>
          <text:p text:style-name="P5">Cisco IPS - cips (ver 7.0-8) </text:p>
        </text:list-item>
        <text:list-item>
          <text:p text:style-name="P5">Cisco ISE (ver 1.2) </text:p>
        </text:list-item>
        <text:list-item>
          <text:p text:style-name="P5">Cisco vWAAS (ver 5.5.3) </text:p>
        </text:list-item>
        <text:list-item>
          <text:p text:style-name="P5">Cisco WSA virtual appliance - coeus (ver 8-6-0-025-S000V) </text:p>
        </text:list-item>
        <text:list-item>
          <text:p text:style-name="P5">Cisco CSR - csr1000v (ver 9.03.13.01.S.154-3.S1; 9.03.14.01.S.155-1.S1-std) </text:p>
        </text:list-item>
        <text:list-item>
          <text:p text:style-name="P5">Cisco NX-OSv - titanium (ver 7.1.0.ZD.363; 7.2.0.ZD.0.120) </text:p>
        </text:list-item>
        <text:list-item>
          <text:p text:style-name="P5">Cisco vIOS - vios-adventerprisek9 (ver 15.4.3M L3; 15.5.2 L3) </text:p>
        </text:list-item>
        <text:list-item>
          <text:p text:style-name="P5">Cisco vIOS L2 - viosl2-adventerprisek9 (ver 15.2.411) </text:p>
        </text:list-item>
        <text:list-item>
          <text:p text:style-name="P5">Cisco vNAM (ver 6.2.1) </text:p>
        </text:list-item>
        <text:list-item>
          <text:p text:style-name="P5">Cisco Sourcefire - sourcefire (ver 5.4.0.763) </text:p>
        </text:list-item>
        <text:list-item>
          <text:p text:style-name="P5">Cisco Wireless controller - vwlc (ver K9-8-0-100-0) </text:p>
        </text:list-item>
        <text:list-item>
          <text:p text:style-name="P5"><text:soft-page-break/>Cisco XRv - xrv-k9 (ver 5.2.2 - 5.3.2) </text:p>
        </text:list-item>
        <text:list-item>
          <text:p text:style-name="P5">A10 Networks vThunder Virtual Appliance - a10-vthunder (ver 2.7.1-P3-b76) </text:p>
        </text:list-item>
        <text:list-item>
          <text:p text:style-name="P5">Alcatel 7750 virtual service router - timos (ver 12.0.R6) </text:p>
        </text:list-item>
        <text:list-item>
          <text:p text:style-name="P5">Arista networks switches (ver 4.14.2F; 4.14.5F; 4.15.0F) </text:p>
        </text:list-item>
        <text:list-item>
          <text:p text:style-name="P5">Aruba Networks security - clearpass (ver 6.4.0.66263) </text:p>
        </text:list-item>
        <text:list-item>
          <text:p text:style-name="P5">Brocade Virtual ADX - brocadevadx (ver 03.1.01) </text:p>
        </text:list-item>
        <text:list-item>
          <text:p text:style-name="P5">Citrix Netscaler VPX virtual - nsvpx (ver 10.5.54.9008) </text:p>
        </text:list-item>
        <text:list-item>
          <text:p text:style-name="P5">Checkpoint Firewall - cpsg (ver R77-20) </text:p>
        </text:list-item>
        <text:list-item>
          <text:p text:style-name="P5">Cumulus VX </text:p>
        </text:list-item>
        <text:list-item>
          <text:p text:style-name="P5">Extreme Networks virtual - extremexos (ver 15.3.2) </text:p>
        </text:list-item>
        <text:list-item>
          <text:p text:style-name="P5">F5 BIG-IP LM - bigip (ver 11.6.0) </text:p>
        </text:list-item>
        <text:list-item>
          <text:p text:style-name="P5">Fortinet virtual FW - fortinet (ver 5.2.2; 5.2.3_build670) </text:p>
        </text:list-item>
        <text:list-item>
          <text:p text:style-name="P5">HP virtual router - hpvsr (ver 7.1.049P1; 7.10.R0204P01) </text:p>
        </text:list-item>
        <text:list-item>
          <text:p text:style-name="P5">Juniper Networks M series router - olive (ver 12.3R8.7) </text:p>
        </text:list-item>
        <text:list-item>
          <text:p text:style-name="P5">Juniper Networks vMX router - vmx (ver 14.1R1.10-domestic; 14.1R4.8-domestic) </text:p>
        </text:list-item>
        <text:list-item>
          <text:p text:style-name="P5">Juniper Networks vSRX FW - vsrx (ver 12.1X46-D25.7-domestic) </text:p>
        </text:list-item>
        <text:list-item>
          <text:p text:style-name="P5">Mikrotik (ver 6.30.2) </text:p>
        </text:list-item>
        <text:list-item>
          <text:p text:style-name="P5">Ostinato Traffic Generator </text:p>
        </text:list-item>
        <text:list-item>
          <text:p text:style-name="P5">Palo Alto virtual Firewall - paloalto (ver 6.1.0) </text:p>
        </text:list-item>
        <text:list-item>
          <text:p text:style-name="P5">S-Terra Firewall </text:p>
        </text:list-item>
        <text:list-item>
          <text:p text:style-name="P5">VyOS - vyos (ver vyos-1.1.6-amd64) </text:p>
        </text:list-item>
        <text:list-item>
          <text:p text:style-name="P5">MS Windows 7 </text:p>
        </text:list-item>
        <text:list-item>
          <text:p text:style-name="P5">MS Windows XP </text:p>
        </text:list-item>
        <text:list-item>
          <text:p text:style-name="P5">MS Windows Server 2008R2 </text:p>
        </text:list-item>
        <text:list-item>
          <text:p text:style-name="P6">MS Windows Server 2003 and 2003 R2 </text:p>
        </text:list-item>
        <text:list-item>
          <text:p text:style-name="P6"><text:span text:style-name="T3">Rôzne linuxové distribúcie (napr. Tinycore, DamnSmallLinux, Slax)</text:span><text:line-break/></text:p>
        </text:list-item>
      </text:list>
      <text:p text:style-name="P1">Zdroje:<text:line-break/><text:span text:style-name="T1">http://www.unetlab.com/documentation/supported-imag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adpis_20_2" style:display-name="Nadpis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adpis_20_3" style:display-name="Nadpis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á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Zoznam" style:family="paragraph" style:parent-style-name="Text_20_body">
      <style:paragraph-properties fo:hyphenation-ladder-count="no-limit"/>
      <style:text-properties fo:hyphenate="false"/>
    </style:style>
    <style:style style:name="Popis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Názov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Podtitul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dvolené_20_písmo_20_odseku" style:display-name="Predvolené písmo odseku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12-01T14:38:00Z</meta:creation-date>
    <dc:date>2017-02-04T12:51:48.542119795</dc:date>
    <meta:editing-cycles>6</meta:editing-cycles>
    <meta:editing-duration>PT51M8S</meta:editing-duration>
    <meta:document-statistic meta:table-count="0" meta:image-count="0" meta:object-count="0" meta:page-count="2" meta:paragraph-count="59" meta:word-count="370" meta:character-count="2519" meta:non-whitespace-character-count="2210"/>
    <meta:template xlink:type="simple" xlink:actuate="onRequest" xlink:title="" xlink:href="Normal.dotm"/>
  </office:meta>
</office:document-meta>
</file>